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complex="Arial" fo:font-size="8pt" style:font-size-asian="8pt" style:font-size-complex="8pt"/>
    </style:style>
    <style:style style:name="P3" style:parent-style-name="Normal" style:family="paragraph">
      <style:text-properties style:font-name="Arial" style:font-name-complex="Arial" fo:font-size="8pt" style:font-size-asian="8pt" style:font-size-complex="8pt"/>
    </style:style>
    <style:style style:name="P4" style:parent-style-name="Normal" style:family="paragraph">
      <style:text-properties style:font-name="Arial" style:font-name-complex="Arial" fo:font-size="8pt" style:font-size-asian="8pt" style:font-size-complex="8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70528" draw:style-name="a0" draw:name="Picture 1" text:anchor-type="paragraph" svg:x="3.16111in" svg:y="7.61458in" svg:width="2.82292in" svg:height="2.24026in" style:rel-width="scale" style:rel-height="scale"><draw:image xlink:href="media/image1.png" xlink:type="simple" xlink:show="embed" xlink:actuate="onLoad"/><svg:title/><svg:desc/></draw:frame><draw:frame draw:z-index="251667456" draw:style-name="a1" draw:name="Picture 1" text:anchor-type="paragraph" svg:x="0.00521in" svg:y="7.57292in" svg:width="2.86631in" svg:height="2.42395in" style:rel-width="scale" style:rel-height="scale"><draw:image xlink:href="media/image2.png" xlink:type="simple" xlink:show="embed" xlink:actuate="onLoad"/><svg:title/><svg:desc>A graph with a line

AI-generated content may be incorrect.</svg:desc></draw:frame><draw:frame draw:z-index="251668480" draw:style-name="a2" draw:name="Picture 1" text:anchor-type="paragraph" svg:x="3.05729in" svg:y="5.02335in" svg:width="2.85938in" svg:height="2.3259in" style:rel-width="scale" style:rel-height="scale"><draw:image xlink:href="media/image3.png" xlink:type="simple" xlink:show="embed" xlink:actuate="onLoad"/><svg:title/><svg:desc>A graph with a line

AI-generated content may be incorrect.</svg:desc></draw:frame><draw:frame draw:z-index="251669504" draw:style-name="a3" draw:name="Picture 1" text:anchor-type="paragraph" svg:x="0.01875in" svg:y="4.94271in" svg:width="2.81528in" svg:height="2.40625in" style:rel-width="scale" style:rel-height="scale"><draw:image xlink:href="media/image4.png" xlink:type="simple" xlink:show="embed" xlink:actuate="onLoad"/><svg:title/><svg:desc>A graph with a line

AI-generated content may be incorrect.</svg:desc></draw:frame><draw:frame draw:z-index="251666432" draw:style-name="a4" draw:name="Picture 1" text:anchor-type="paragraph" svg:x="3.0625in" svg:y="2.46875in" svg:width="2.74114in" svg:height="2.28864in" style:rel-width="scale" style:rel-height="scale"><draw:image xlink:href="media/image5.png" xlink:type="simple" xlink:show="embed" xlink:actuate="onLoad"/><svg:title/><svg:desc>A graph with a line

AI-generated content may be incorrect.</svg:desc></draw:frame><draw:frame draw:z-index="251665408" draw:id="id0" draw:style-name="a5" draw:transform="translate(-0.46181in -0.11701in) rotate(-4.71239) translate(0.106in 3.46751in)" draw:name="Text Box 2" text:anchor-type="paragraph" svg:width="0.92361in" svg:height="0.23403in" style:rel-width="scale" style:rel-height="scale"><draw:text-box><text:p text:style-name="P2">Theta_y (deg)</text:p></draw:text-box><svg:title/><svg:desc/></draw:frame><draw:frame draw:z-index="251663360" draw:id="id1" draw:style-name="a6" draw:transform="translate(-0.46181in -0.11701in) rotate(-4.71239) translate(3.11989in 1.0629in)" draw:name="Text Box 2" text:anchor-type="paragraph" svg:width="0.92361in" svg:height="0.23403in" style:rel-width="scale" style:rel-height="scale"><draw:text-box><text:p text:style-name="P3">Theta_z<text:s/>(deg)</text:p></draw:text-box><svg:title/><svg:desc/></draw:frame><draw:frame draw:z-index="251661312" draw:id="id2" draw:style-name="a7" draw:transform="translate(-0.46181in -0.11701in) rotate(-4.71239) translate(0.11354in 0.97506in)" draw:name="Text Box 2" text:anchor-type="paragraph" svg:width="0.92361in" svg:height="0.23403in" style:rel-width="scale" style:rel-height="scale"><draw:text-box><text:p text:style-name="P4">Theta_z<text:s/>(deg)</text:p></draw:text-box><svg:title/><svg:desc/></draw:frame><draw:frame draw:z-index="251659264" draw:style-name="a8" draw:name="Picture 1" text:anchor-type="paragraph" svg:x="0in" svg:y="2.50626in" svg:width="2.88921in" svg:height="2.21685in" style:rel-width="scale" style:rel-height="scale"><draw:image xlink:href="media/image6.png" xlink:type="simple" xlink:show="embed" xlink:actuate="onLoad"/><svg:title/><svg:desc>A graph with a line

AI-generated content may be incorrect.</svg:desc></draw:frame><draw:frame draw:z-index="251658240" draw:style-name="a9" draw:name="Picture 1" text:anchor-type="paragraph" svg:x="2.98403in" svg:y="-0.00556in" svg:width="2.82083in" svg:height="2.35556in" style:rel-width="scale" style:rel-height="scale"><draw:image xlink:href="media/image7.png" xlink:type="simple" xlink:show="embed" xlink:actuate="onLoad"/><svg:title/><svg:desc>A graph with a line

AI-generated content may be incorrect.</svg:desc></draw:frame><draw:frame draw:style-name="a10" draw:name="Picture 1" text:anchor-type="as-char" svg:x="0in" svg:y="0in" svg:width="2.84391in" svg:height="2.33632in" style:rel-width="scale" style:rel-height="scale"><draw:image xlink:href="media/image8.png" xlink:type="simple" xlink:show="embed" xlink:actuate="onLoad"/><svg:title/><svg:desc>A graph with a line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Cairnes</meta:initial-creator>
    <dc:creator>Lucas Cairnes</dc:creator>
    <meta:creation-date>2025-10-07T13:50:00Z</meta:creation-date>
    <dc:date>2025-10-07T14:41:00Z</dc:date>
    <meta:template xlink:href="Normal" xlink:type="simple"/>
    <meta:editing-cycles>4</meta:editing-cycles>
    <meta:editing-duration>PT3060S</meta:editing-duration>
    <meta:document-statistic meta:page-count="1" meta:paragraph-count="1" meta:word-count="1" meta:character-count="11" meta:row-count="1" meta:non-whitespace-character-count="11"/>
  </office:meta>
</office:document-meta>
</file>